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fo:font-weight="bold" officeooo:rsid="000a9a84" officeooo:paragraph-rsid="000a9a84" style:font-size-asian="24pt" style:font-weight-asian="bold" style:font-size-complex="24pt" style:font-weight-complex="bold"/>
    </style:style>
    <style:style style:name="P2" style:family="paragraph" style:parent-style-name="Standard">
      <style:text-properties fo:font-size="12pt" fo:font-weight="bold" officeooo:rsid="000a9a84" officeooo:paragraph-rsid="000a9a84" style:font-size-asian="10.5pt" style:font-weight-asian="bold" style:font-size-complex="12pt" style:font-weight-complex="bold"/>
    </style:style>
    <style:style style:name="P3" style:family="paragraph" style:parent-style-name="Footer">
      <style:text-properties officeooo:rsid="0011c6aa" officeooo:paragraph-rsid="0011c6aa"/>
    </style:style>
    <style:style style:name="P4" style:family="paragraph" style:parent-style-name="Header">
      <style:text-properties officeooo:rsid="0011c6aa" officeooo:paragraph-rsid="0011c6aa"/>
    </style:style>
    <style:style style:name="P5" style:family="paragraph" style:parent-style-name="Heading_20_2">
      <style:text-properties fo:font-size="13pt" style:font-size-asian="13pt" style:font-size-complex="13pt"/>
    </style:style>
    <style:style style:name="P6"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text-properties fo:font-size="12pt" fo:font-weight="bold" officeooo:rsid="000a9a84" officeooo:paragraph-rsid="000a9a84" style:font-size-asian="10.5pt" style:font-weight-asian="bold" style:font-size-complex="12pt" style:font-weight-complex="bold"/>
    </style:style>
    <style:style style:name="P8" style:family="paragraph" style:parent-style-name="Standard">
      <style:text-properties fo:font-size="24pt" fo:font-weight="bold" officeooo:rsid="000a9a84" officeooo:paragraph-rsid="000a9a84" style:font-size-asian="24pt" style:font-weight-asian="bold" style:font-size-complex="24pt" style:font-weight-complex="bold"/>
    </style:style>
    <style:style style:name="P9" style:family="paragraph" style:parent-style-name="Standard">
      <style:text-properties fo:font-size="24pt" fo:font-weight="bold" officeooo:rsid="0011c6aa" officeooo:paragraph-rsid="000a9a84" style:font-size-asian="24pt" style:font-weight-asian="bold" style:font-size-complex="24pt" style:font-weight-complex="bold"/>
    </style:style>
    <style:style style:name="P10" style:family="paragraph" style:parent-style-name="Text_20_body">
      <style:text-properties officeooo:paragraph-rsid="000f3b8c"/>
    </style:style>
    <style:style style:name="P11" style:family="paragraph" style:parent-style-name="Text_20_body" style:list-style-name="L2">
      <style:text-properties officeooo:paragraph-rsid="000f3b8c"/>
    </style:style>
    <style:style style:name="P12" style:family="paragraph" style:parent-style-name="Text_20_body" style:list-style-name="L3">
      <style:text-properties officeooo:paragraph-rsid="000f3b8c"/>
    </style:style>
    <style:style style:name="P13" style:family="paragraph" style:parent-style-name="Text_20_body" style:list-style-name="L5">
      <style:text-properties officeooo:paragraph-rsid="000f3b8c"/>
    </style:style>
    <style:style style:name="P14" style:family="paragraph" style:parent-style-name="Text_20_body">
      <style:text-properties fo:font-size="13pt" fo:font-weight="bold" officeooo:rsid="00100185" officeooo:paragraph-rsid="00100185" style:font-size-asian="13pt" style:font-weight-asian="bold" style:font-size-complex="13pt" style:font-weight-complex="bold"/>
    </style:style>
    <style:style style:name="P15" style:family="paragraph" style:parent-style-name="Text_20_body">
      <style:text-properties fo:font-size="12pt" style:font-size-asian="12pt" style:font-size-complex="12pt"/>
    </style:style>
    <style:style style:name="P16" style:family="paragraph" style:parent-style-name="Text_20_body" style:list-style-name="L7">
      <style:text-properties fo:font-size="12pt" style:font-size-asian="12pt" style:font-size-complex="12pt"/>
    </style:style>
    <style:style style:name="P17" style:family="paragraph" style:parent-style-name="Text_20_body" style:list-style-name="L8">
      <style:paragraph-properties fo:margin-top="0cm" fo:margin-bottom="0cm" style:contextual-spacing="false"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text-properties fo:font-weight="bold" officeooo:rsid="0011a124" officeooo:paragraph-rsid="0011a124" style:font-weight-asian="bold" style:font-weight-complex="bold"/>
    </style:style>
    <style:style style:name="P20" style:family="paragraph" style:parent-style-name="Text_20_body" style:list-style-name="L13"/>
    <style:style style:name="P21" style:family="paragraph" style:parent-style-name="Text_20_body">
      <style:text-properties officeooo:rsid="0011a124" officeooo:paragraph-rsid="0011a124"/>
    </style:style>
    <style:style style:name="P22" style:family="paragraph" style:parent-style-name="Text_20_body" style:list-style-name="L14">
      <style:text-properties officeooo:rsid="0011a124" officeooo:paragraph-rsid="0011a124"/>
    </style:style>
    <style:style style:name="P23" style:family="paragraph" style:parent-style-name="Text_20_body">
      <style:text-properties officeooo:paragraph-rsid="0011a124"/>
    </style:style>
    <style:style style:name="T1" style:family="text">
      <style:text-properties officeooo:rsid="000a9a8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color="#000000" loext:opacity="100%" style:text-underline-style="none" fo:font-weight="normal" style:font-weight-asian="normal" style:font-weight-complex="normal"/>
    </style:style>
    <style:style style:name="T7" style:family="text">
      <style:text-properties fo:color="#000000" loext:opacity="100%" style:text-underline-style="none" fo:font-weight="normal" officeooo:rsid="00100185" style:font-weight-asian="normal" style:font-weight-complex="normal"/>
    </style:style>
    <style:style style:name="T8" style:family="text">
      <style:text-properties fo:color="#000000" loext:opacity="100%" style:text-underline-style="none" fo:font-weight="normal" officeooo:rsid="0011a124" style:font-weight-asian="normal" style:font-weight-complex="normal"/>
    </style:style>
    <style:style style:name="T9" style:family="text">
      <style:text-properties fo:color="#000000" loext:opacity="100%" style:text-underline-style="none" fo:font-weight="bold" style:font-weight-asian="normal" style:font-weight-complex="normal"/>
    </style:style>
    <style:style style:name="T10" style:family="text">
      <style:text-properties fo:color="#000000" loext:opacity="100%" fo:font-style="italic" style:text-underline-style="none" fo:font-weight="normal" style:font-weight-asian="normal" style:font-weight-complex="normal"/>
    </style:style>
    <style:style style:name="T11" style:family="text">
      <style:text-properties fo:color="#000000" loext:opacity="100%" fo:font-style="italic" style:text-underline-style="none" fo:font-weight="normal" officeooo:rsid="0011a124"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I</text:span>nvestigación de frameworks jsf, struts, php y asp.net</text:p>
      <text:p text:style-name="Standard"/>
      <text:p text:style-name="Standard"/>
      <text:p text:style-name="Standard"/>
      <text:p text:style-name="P1">JSF</text:p>
      <text:p text:style-name="P2"/>
      <text:p text:style-name="Text_20_body">La tecnología JavaServer Faces es un framework de interfaz de componentes de usuarios del lado del servidor para las aplicaciones web basadas en la tecnología Java.</text:p>
      <text:p text:style-name="P10">Los principales componentes de la tecnología JSF son:</text:p>
      <text:list xml:id="list1109195650" text:style-name="L2">
        <text:list-item>
          <text:p text:style-name="P11">Una API para: Representar componentes de Interfaz de Usuario (UI) y gestionar su estado.</text:p>
        </text:list-item>
      </text:list>
      <text:list xml:id="list2263598444" text:style-name="L3">
        <text:list-item>
          <text:list>
            <text:list-item>
              <text:p text:style-name="P12">Manejar eventos, validar en el servidor y conversión de datos.</text:p>
            </text:list-item>
            <text:list-item>
              <text:p text:style-name="P12">Definir la navegación de páginas.</text:p>
            </text:list-item>
            <text:list-item>
              <text:p text:style-name="P12">Soporte de internacionalización y accesibilidad.</text:p>
            </text:list-item>
          </text:list>
        </text:list-item>
      </text:list>
      <text:list xml:id="list1033994382" text:style-name="L5">
        <text:list-item>
          <text:p text:style-name="P13">Dos librerías de etiquetas JSP personalizadas para expresar componentes en una página JSP y enlazar los componentes a objetos del servidor.</text:p>
        </text:list-item>
      </text:list>
      <text:h text:style-name="P5" text:outline-level="2">Ventajas</text:h>
      <text:p text:style-name="P15">Existen numerosas ventajas que hacen que JSF sea una tecnología apropiada para el desarrollo de aplicaciones web:</text:p>
      <text:list xml:id="list3966052263" text:style-name="L7">
        <text:list-item>
          <text:p text:style-name="P16">Ofrece una clara separación entre el comportamiento y la presentación</text:p>
        </text:list-item>
        <text:list-item>
          <text:p text:style-name="P16">Permite construir aplicaciones Web que implementan una separación entre el comportamiento y la presentación tradicionalmente ofrecidas por arquitectura UI del lado del cliente.</text:p>
        </text:list-item>
        <text:list-item>
          <text:p text:style-name="P16">JavaServer Faces ofrece una gran cantidad de componentes opensource para las funcionalidades que se necesiten.</text:p>
        </text:list-item>
      </text:list>
      <text:p text:style-name="Standard"/>
      <text:p text:style-name="P2"/>
      <text:p text:style-name="P2"><text:soft-page-break/></text:p>
      <text:p text:style-name="P2"/>
      <text:p text:style-name="P2"/>
      <text:p text:style-name="P2"/>
      <text:p text:style-name="P1">STRUTS</text:p>
      <text:p text:style-name="P1"/>
      <text:p text:style-name="Text_20_body"><text:span text:style-name="T3">Struts es un framework o espacio de trabajo que fue creado por Craig R. McClanahan. Struts es de código abierto y se emplea para el </text:span><text:span text:style-name="Strong_20_Emphasis"><text:span text:style-name="T3">desarrollo de aplicaciones web J2EE</text:span></text:span><text:span text:style-name="T3">; para ello, emplea el patrón o modelo de diseño Modelo – Vista – Controlador (MVC).</text:span></text:p>
      <text:p text:style-name="Text_20_body"><text:span text:style-name="T3">El framework struts consta de </text:span><text:span text:style-name="Strong_20_Emphasis"><text:span text:style-name="T3">tres componentes</text:span></text:span><text:span text:style-name="T3">:</text:span></text:p>
      <text:list xml:id="list538268045" text:style-name="L8">
        <text:list-item>
          <text:p text:style-name="P17">El manejador de petición, utilizado para relacionarlo con una URL y que lo proporciona el propio desarrollador de la aplicación. </text:p>
        </text:list-item>
        <text:list-item>
          <text:p text:style-name="P17">El manejador de respuesta, para efectuar la transferencia del control a otro recurso que será el encargado de completar la respuesta. </text:p>
        </text:list-item>
        <text:list-item>
          <text:p text:style-name="P18">La biblioteca de tags, para la creación de aplicaciones interactivas que se basan en formularios</text:p>
        </text:list-item>
      </text:list>
      <text:p text:style-name="P14">Características</text:p>
      <text:list xml:id="list2243151951" text:style-name="L13">
        <text:list-item>
          <text:p text:style-name="P20">Es desde un archivo XML desde donde se controla el flujo de la aplicación. </text:p>
        </text:list-item>
        <text:list-item>
          <text:p text:style-name="P20">La lógica de negocio se implementa en base a las clases que son predefinidas por el propio Struts y que sigue el patrón Facade. </text:p>
        </text:list-item>
        <text:list-item>
          <text:p text:style-name="P20">La interfaz de la aplicación se construye haciendo uso de tags predefinidos, resultando así mucho más fácil. </text:p>
        </text:list-item>
        <text:list-item>
          <text:p text:style-name="P20">Permite el desarrollo de sus componentes en paralelo.</text:p>
          <text:p text:style-name="P20"/>
        </text:list-item>
      </text:list>
      <text:p text:style-name="P1">PHP</text:p>
      <text:p text:style-name="P2"/>
      <text:p text:style-name="Text_20_body"><text:span text:style-name="T6">PHP es un </text:span><text:span text:style-name="T7">lenguaje de programación</text:span><text:span text:style-name="T6"> destinado a desarrollar aplicaciones para la web y crear páginas web, favoreciendo la conexión entre los </text:span><text:span text:style-name="T7">servidores</text:span><text:span text:style-name="T6"> y la </text:span><text:span text:style-name="T7">interfaz de usuario</text:span><text:span text:style-name="T6">. Entre los factores que </text:span><text:soft-page-break/><text:span text:style-name="T6">hicieron que PHP se volviera tan popular, se destaca el hecho de que es de código abierto. </text:span>El PHP generalmente es definido como un lenguaje del lado del servidor. Esto significa que se aplica en la programación que tiene lugar en el servidor web responsable de ejecutar la aplicación o, más a menudo, en un sitio web.</text:p>
      <text:p text:style-name="Text_20_body">PHP es el lenguaje de programación para el desarrollo del backend más popular. También uno de los lenguajes más usados, cómo se refleja en todos los índices globales.</text:p>
      <text:p text:style-name="Text_20_body">Con PHP puedes desarrollar sitios y aplicaciones de todo tipo. PHP es el motor además de los CMS más populares, como WordPress, Joomla, Drupal o Magento, entre muchos otros. En PHP también encontramos frameworks potentes y muy usados como Laravel o Symfony.</text:p>
      <text:p text:style-name="P19">Ventajas</text:p>
      <text:list xml:id="list3165769738" text:style-name="L14">
        <text:list-item>
          <text:p text:style-name="P22">Facilidad</text:p>
        </text:list-item>
        <text:list-item>
          <text:p text:style-name="P22">Disponibilidad</text:p>
        </text:list-item>
      </text:list>
      <text:p text:style-name="P21"/>
      <text:p text:style-name="P1">ASP.NET</text:p>
      <text:p text:style-name="P23"><text:span text:style-name="T6"/></text:p>
      <text:p text:style-name="Text_20_body"><text:span text:style-name="T6">ASP.NET es un </text:span><text:a xlink:type="simple" xlink:href="https://www.ionos.mx/digitalguide/paginas-web/desarrollo-web/panoramica-sobre-frameworks-web/" text:style-name="Internet_20_link" text:visited-style-name="Visited_20_Internet_20_Link"><text:span text:style-name="Strong_20_Emphasis"><text:span text:style-name="T6">framework de desarrollo web</text:span></text:span></text:a><text:span text:style-name="T6"> del lado del servidor creado por Microsoft y altamente desarrollado. ASP.NET se utiliza para crear páginas web dinámicas, aplicaciones web y servicios basados en web.</text:span></text:p>
      <text:p text:style-name="Text_20_body"><text:span text:style-name="T6">Las páginas de ASP.NET, conocidas oficialmente como "</text:span><text:span text:style-name="T10">web forms</text:span><text:span text:style-name="T6">" (formularios web), son el principal medio de construcción para el desarrollo de aplicaciones web. Los formularios web están contenidos en archivos con una extensión </text:span><text:span text:style-name="T9">ASPX</text:span><text:span text:style-name="T6">; en jerga de programación, estos archivos típicamente contienen etiquetas </text:span><text:span text:style-name="T8">HTML o XHTML estático, y también etiquetas definiendo </text:span><text:span text:style-name="T11">Controles Web</text:span><text:span text:style-name="T8"> que se procesan del lado del servidor y </text:span><text:span text:style-name="T11">Controles de Usuario</text:span><text:span text:style-name="T8"> donde los desarrolladores colocan todo el código estático y dinámico requerido por la página web.</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c6aa" officeooo:paragraph-rsid="0011c6aa"/>
    </style:style>
    <style:style style:name="MP2" style:family="paragraph" style:parent-style-name="Footer">
      <style:text-properties officeooo:rsid="0011c6aa" officeooo:paragraph-rsid="0011c6a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area 1<text:tab/><text:tab/>Tecnologías web II</text:p>
      </style:header>
      <style:footer>
        <text:p text:style-name="MP2">Pérez Hernández Jazziel<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6:09:43.065446103</meta:creation-date>
    <meta:editing-duration>PT26S</meta:editing-duration>
    <meta:editing-cycles>2</meta:editing-cycles>
    <meta:generator>LibreOffice/7.3.6.2$Linux_X86_64 LibreOffice_project/30$Build-2</meta:generator>
    <dc:date>2022-10-06T16:44:08.416214812</dc:date>
    <meta:document-statistic meta:table-count="0" meta:image-count="0" meta:object-count="0" meta:page-count="3" meta:paragraph-count="39" meta:word-count="642" meta:character-count="3989" meta:non-whitespace-character-count="3393"/>
  </office:meta>
</office:document-meta>
</file>